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3220" officeooo:paragraph-rsid="001932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alisation doc technique permettant l’accès au site (équipe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30T20:01:09.026000000</meta:creation-date>
    <dc:date>2022-12-30T20:02:35.570000000</dc:date>
    <meta:editing-duration>PT1M26S</meta:editing-duration>
    <meta:editing-cycles>1</meta:editing-cycles>
    <meta:document-statistic meta:table-count="0" meta:image-count="0" meta:object-count="0" meta:page-count="1" meta:paragraph-count="1" meta:word-count="8" meta:character-count="61" meta:non-whitespace-character-count="54"/>
    <meta:generator>LibreOffice/7.4.3.2$Windows_X86_64 LibreOffice_project/1048a8393ae2eeec98dff31b5c133c5f1d08b890</meta:generator>
  </office:meta>
</office:document-meta>
</file>